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8000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00b8ff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aecf00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2300dc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99ff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8080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6b0094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ff00ff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svg:stroke-color="#660066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draw:stroke-dash="Ultrafine_20_2_20_Dots_20_3_20_Dashes"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2.6cm" svg:height="12.7cm" svg:x="5.2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2cm" svg:y1="3cm" svg:x2="6.4cm" svg:y2="3cm">
          <text:p/>
        </draw:line>
        <draw:line draw:style-name="gr2" draw:text-style-name="P1" draw:layer="layout" svg:x1="1.4cm" svg:y1="6.9cm" svg:x2="6.4cm" svg:y2="3cm">
          <text:p/>
        </draw:line>
        <draw:line draw:style-name="gr2" draw:text-style-name="P2" draw:layer="layout" svg:x1="14.2cm" svg:y1="6.9cm" svg:x2="19.2cm" svg:y2="3cm">
          <text:p/>
        </draw:line>
        <draw:line draw:style-name="gr2" draw:text-style-name="P1" draw:layer="layout" svg:x1="14.2cm" svg:y1="6.9cm" svg:x2="1.4cm" svg:y2="6.9cm">
          <text:p/>
        </draw:line>
        <draw:custom-shape draw:style-name="gr3" draw:text-style-name="P1" draw:layer="layout" svg:width="15.8cm" svg:height="3.2cm" svg:x="2.189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cm" svg:y1="8.8cm" svg:x2="9.8cm" svg:y2="9.2cm">
          <text:p/>
        </draw:line>
        <draw:line draw:style-name="gr2" draw:text-style-name="P1" draw:layer="layout" svg:x1="14.4cm" svg:y1="9.1cm" svg:x2="13.5cm" svg:y2="9.7cm">
          <text:p/>
        </draw:line>
        <draw:line draw:style-name="gr2" draw:text-style-name="P1" draw:layer="layout" svg:x1="13.8cm" svg:y1="10.8cm" svg:x2="15.4cm" svg:y2="11.9cm">
          <text:p/>
        </draw:line>
        <draw:custom-shape draw:style-name="gr4" draw:text-style-name="P1" draw:layer="layout" svg:width="0.333cm" svg:height="0.114cm" svg:x="4.316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114cm" svg:x="3.817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3.733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114cm" svg:x="3.899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3.48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114cm" svg:x="5.56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114cm" svg:x="3.4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5.483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114cm" svg:x="5.4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4.95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4.88cm" svg:y="10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9cm" svg:x="15.019cm" svg:y="1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4.67cm" svg:y="1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4.6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399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899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298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798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999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499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39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29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5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0.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4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cm" svg:height="12.1cm" svg:x="5.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8.5cm" svg:x="7.3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5.1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5cm" svg:x="10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0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0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167cm" svg:y="2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2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0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2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2.5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0.8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7.4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4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4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7.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5cm" svg:height="8.5cm" svg:x="7.3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5.1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5cm" svg:x="10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0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2.5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0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9.1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7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167cm" svg:y="2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2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0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2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4.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2.5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10.8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7.4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5.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4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5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4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7.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cm" svg:y1="5.6cm" svg:x2="15.8cm" svg:y2="5.6cm">
          <text:p/>
        </draw:line>
        <draw:line draw:style-name="gr11" draw:text-style-name="P1" draw:layer="layout" svg:x1="9.798cm" svg:y1="9.2cm" svg:x2="6.741cm" svg:y2="9.843cm">
          <text:p/>
        </draw:line>
        <draw:line draw:style-name="gr2" draw:text-style-name="P1" draw:layer="layout" svg:x1="5.8cm" svg:y1="10.486cm" svg:x2="6.741cm" svg:y2="9.843cm">
          <text:p/>
        </draw:line>
        <draw:line draw:style-name="gr2" draw:text-style-name="P1" draw:layer="layout" svg:x1="9.798cm" svg:y1="9.2cm" svg:x2="6.741cm" svg:y2="9.843cm">
          <text:p/>
        </draw:line>
        <draw:line draw:style-name="gr2" draw:text-style-name="P1" draw:layer="layout" svg:x1="5.8cm" svg:y1="10.486cm" svg:x2="6.976cm" svg:y2="10.872cm">
          <text:p/>
        </draw:line>
        <draw:line draw:style-name="gr2" draw:text-style-name="P1" draw:layer="layout" svg:x1="10.2cm" svg:y1="11.4cm" svg:x2="6.976cm" svg:y2="10.871cm">
          <text:p/>
        </draw:line>
        <draw:line draw:style-name="gr2" draw:text-style-name="P1" draw:layer="layout" svg:x1="13.788cm" svg:y1="10.743cm" svg:x2="14.9cm" svg:y2="10.1cm">
          <text:p/>
        </draw:line>
        <draw:line draw:style-name="gr2" draw:text-style-name="P1" draw:layer="layout" svg:x1="13.466cm" svg:y1="9.7cm" svg:x2="14.856cm" svg:y2="10.086cm">
          <text:p/>
        </draw:line>
        <draw:line draw:style-name="gr2" draw:text-style-name="P1" draw:layer="layout" svg:x1="13.824cm" svg:y1="10.757cm" svg:x2="10.211cm" svg:y2="11.4cm">
          <text:p/>
        </draw:line>
        <draw:line draw:style-name="gr2" draw:text-style-name="P1" draw:layer="layout" svg:x1="13.51cm" svg:y1="9.7cm" svg:x2="9.8cm" svg:y2="9.2cm">
          <text:p/>
        </draw:line>
        <draw:line draw:style-name="gr2" draw:text-style-name="P1" draw:layer="layout" svg:x1="10.2cm" svg:y1="11.4cm" svg:x2="10.2cm" svg:y2="12.4cm">
          <text:p/>
        </draw:line>
        <draw:line draw:style-name="gr2" draw:text-style-name="P1" draw:layer="layout" svg:x1="7cm" svg:y1="10.9cm" svg:x2="5.2cm" svg:y2="12cm">
          <text:p/>
        </draw:line>
        <draw:line draw:style-name="gr2" draw:text-style-name="P1" draw:layer="layout" svg:x1="17.9cm" svg:y1="10.1cm" svg:x2="14.9cm" svg:y2="10.1cm">
          <text:p/>
        </draw:line>
        <draw:line draw:style-name="gr2" draw:text-style-name="P1" draw:layer="layout" svg:x1="5.8cm" svg:y1="10.5cm" svg:x2="2cm" svg:y2="10.5cm">
          <text:p/>
        </draw:line>
        <draw:line draw:style-name="gr2" draw:text-style-name="P1" draw:layer="layout" svg:x1="6.721cm" svg:y1="9.832cm" svg:x2="5.621cm" svg:y2="9.132cm">
          <text:p/>
        </draw:line>
        <draw:custom-shape draw:style-name="gr12" draw:text-style-name="P1" draw:layer="layout" svg:width="0.4cm" svg:height="0.2cm" svg:x="8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8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3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8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3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501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3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8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3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8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501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6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1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4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001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3.7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166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66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5.1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16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566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56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4.666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4cm" svg:height="0.114cm" svg:x="5.06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2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3.9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4.1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3.6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3.7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101cm" svg:x="5.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cm" svg:height="0.072cm" svg:x="6.908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7.138cm" svg:y="9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7.21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3cm" svg:x="7.523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7.292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3cm" svg:x="7.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3cm" svg:x="7.446cm" svg:y="9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7.754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7.831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cm" svg:height="0.072cm" svg:x="8.808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6.831cm" svg:y="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cm" svg:height="0.072cm" svg:x="6.98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6.6cm" svg:y="9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6.677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cm" svg:height="0.073cm" svg:x="8.485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cm" svg:height="0.073cm" svg:x="8.062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3cm" svg:x="8.138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31cm" svg:height="0.072cm" svg:x="8.369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12.708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2.938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3.015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13.323cm" svg:y="9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3.092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11.3cm" svg:y="9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13.24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3.554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12.17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2.63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12.785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2.477cm" svg:y="9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3cm" svg:x="12.27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3cm" svg:x="11.87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11.76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11.96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22cm" svg:y="1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2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32cm" svg:y="1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52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5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82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9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62cm" svg:y="10.77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22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3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2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7.0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5.92cm" svg:y="11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cm" svg:height="0.128cm" svg:x="16.9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4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7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8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5.299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999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6.4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5.19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5.5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6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5.4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399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59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099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4.199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5.89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cm" svg:height="0.101cm" svg:x="16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7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10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20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70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0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601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5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2.0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5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2.499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2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9cm" svg:y1="3cm" svg:x2="9.9cm" svg:y2="6.9cm">
          <text:p/>
        </draw:line>
        <draw:line draw:style-name="gr2" draw:text-style-name="P1" draw:layer="layout" svg:x1="10.7cm" svg:y1="3cm" svg:x2="5.7cm" svg:y2="6.9cm">
          <text:p/>
        </draw:line>
        <draw:line draw:style-name="gr2" draw:text-style-name="P1" draw:layer="layout" svg:x1="4.7cm" svg:y1="4.3cm" svg:x2="17.5cm" svg:y2="4.3cm">
          <text:p/>
        </draw:line>
        <draw:custom-shape draw:style-name="gr14" draw:text-style-name="P1" draw:layer="layout" svg:width="0.4cm" svg:height="0.2cm" svg:x="7.7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2cm" svg:y="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7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2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5.7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5.2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7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9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9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9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201cm" svg:y="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9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5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6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7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cm" svg:height="0.2cm" svg:x="8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5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3.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8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5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4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3.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4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4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4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3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4.8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3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5.8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3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6.8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3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8cm" svg:y="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2.8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2.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1.8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3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6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6.5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6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8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2.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2.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2.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5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3.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4.5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2cm" svg:x="5.5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0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501cm" svg:y="3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0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5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0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.5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0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8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4.2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7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502cm" svg:y="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4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.9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4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9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4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9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4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9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3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7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0.8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2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3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7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1.8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3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2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7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2.8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3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13.2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1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685cm" svg:y="3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1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6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1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3.6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1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9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8.3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8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686cm" svg:y="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5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0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5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0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5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0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5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0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4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8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4.9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3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4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8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5.9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4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3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8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6.9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4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17.3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2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7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2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7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2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7.7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2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2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2.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70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5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5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5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5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1.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6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1cm" svg:y="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6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6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6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10.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10.8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10.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1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10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5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5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5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5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6.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8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7.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8.8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3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2cm" svg:x="9.8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4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9cm" svg:y="5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4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2.9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2.4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1.9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4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6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6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6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901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2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2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2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3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4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2cm" svg:x="15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3cm" svg:y="6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3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0.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0.3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4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4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30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4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0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1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2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4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2cm" svg:x="1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6cm" svg:y1="11.2cm" svg:x2="4.3cm" svg:y2="6cm">
          <text:p/>
        </draw:line>
        <draw:line draw:style-name="gr21" draw:text-style-name="P1" draw:layer="layout" svg:x1="7.7cm" svg:y1="9.3cm" svg:x2="7.3cm" svg:y2="3.6cm">
          <text:p/>
        </draw:line>
        <draw:line draw:style-name="gr21" draw:text-style-name="P1" draw:layer="layout" svg:x1="4.9cm" svg:y1="9.9cm" svg:x2="5.6cm" svg:y2="4.8cm">
          <text:p/>
        </draw:line>
        <draw:line draw:style-name="gr21" draw:text-style-name="P1" draw:layer="layout" svg:x1="10cm" svg:y1="10.4cm" svg:x2="10.1cm" svg:y2="4.8cm">
          <text:p/>
        </draw:line>
        <draw:line draw:style-name="gr21" draw:text-style-name="P1" draw:layer="layout" svg:x1="12.4cm" svg:y1="9.3cm" svg:x2="11.8cm" svg:y2="3.6cm">
          <text:p/>
        </draw:line>
        <draw:line draw:style-name="gr21" draw:text-style-name="P1" draw:layer="layout" svg:x1="12.7cm" svg:y1="11.7cm" svg:x2="12.7cm" svg:y2="6cm">
          <text:p/>
        </draw:line>
        <draw:line draw:style-name="gr21" draw:text-style-name="P1" draw:layer="layout" svg:x1="15.8cm" svg:y1="11cm" svg:x2="14.1cm" svg:y2="4.8cm">
          <text:p/>
        </draw:line>
        <draw:line draw:style-name="gr21" draw:text-style-name="P1" draw:layer="layout" svg:x1="15.8cm" svg:y1="9.7cm" svg:x2="15.8cm" svg:y2="3.6cm">
          <text:p/>
        </draw:line>
        <draw:custom-shape draw:style-name="gr17" draw:text-style-name="P1" draw:layer="layout" svg:width="0.4cm" svg:height="0.2cm" svg:x="1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10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7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2cm" svg:x="9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8.4cm" svg:y1="11.6cm" svg:x2="8.2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1:30:32.108478676</meta:creation-date>
    <meta:editing-duration>PT1M52S</meta:editing-duration>
    <meta:editing-cycles>5</meta:editing-cycles>
    <meta:generator>LibreOffice/4.2.8.2$Linux_X86_64 LibreOffice_project/420m0$Build-2</meta:generator>
    <dc:date>2016-10-27T16:19:05.571742199</dc:date>
    <meta:document-statistic meta:object-count="800"/>
  </office:meta>
</office:document-meta>
</file>